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office:value-type="string">
            <text:p>Total élèves [eleve_count]</text:p>
          </table:table-cell>
          <table:table-cell office:value-type="string">
            <text:p>[eleve_count]</text:p>
          </table:table-cell>
          <table:table-cell/>
          <table:table-cell office:value-type="string">
            <text:p>[nb_demijournees]</text:p>
          </table:table-cell>
          <table:table-cell office:value-type="string">
            <text:p>[nb_nonjustifiees]</text:p>
          </table:table-cell>
          <table:table-cell office:value-type="string">
            <text:p>[nb_retards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Nbre de demi-journées d'absence<text:tab/></text:p>
          </table:table-cell>
          <table:table-cell table:style-name="ce1" office:value-type="string">
            <text:p>Non Justifiées</text:p>
          </table:table-cell>
          <table:table-cell table:style-name="ce1" office:value-type="string">
            <text:p>Nbre de retards</text:p>
          </table:table-cell>
        </table:table-row>
        <table:table-row table:style-name="ro2">
          <table:table-cell table:style-name="ce2" office:value-type="string">
            <text:p>[eleve_col.eleve.getNom;block=table:table-row]</text:p>
          </table:table-cell>
          <table:table-cell table:style-name="ce3" office:value-type="string">
            <text:p>[eleve_col.eleve.getPrenom]</text:p>
          </table:table-cell>
          <table:table-cell table:style-name="ce3" office:value-type="string">
            <text:p>[eleve_col.eleve.getClasseNom]</text:p>
          </table:table-cell>
          <table:table-cell table:style-name="ce4" office:value-type="string">
            <text:p>[eleve_col.getDemiJourneesAbsencePreRempli]</text:p>
          </table:table-cell>
          <table:table-cell table:style-name="ce4" office:value-type="string">
            <text:p>[eleve_col.getDemiJourneesNonJustifieesPreRempli]</text:p>
          </table:table-cell>
          <table:table-cell table:style-name="ce4" office:value-type="string">
            <text:p>[eleve_col.getRetardsPreRempli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22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9-27T22:21:21</dc:date>
    <meta:editing-cycles>53</meta:editing-cycles>
    <meta:editing-duration>PT01H52M55S</meta:editing-duration>
    <dc:creator>Josselin Jacquard</dc:creator>
    <meta:document-statistic meta:table-count="2" meta:cell-count="20" meta:object-count="0"/>
    <meta:user-defined meta:name="Info 1"/>
    <meta:user-defined meta:name="Info 2"/>
    <meta:user-defined meta:name="Info 3"/>
    <meta:user-defined meta:name="Info 4"/>
  </office:meta>
</office:document-meta>
</file>